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名称</text:p>
          </table:table-cell>
          <table:table-cell office:value-type="string" calcext:value-type="string">
            <text:p>規格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最低注文</text:p>
          </table:table-cell>
          <table:table-cell office:value-type="string" calcext:value-type="string">
            <text:p>送料</text:p>
          </table:table-cell>
          <table:table-cell office:value-type="string" calcext:value-type="string">
            <text:p>購入先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tp4056mod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span text:style-name="T1"><text:a xlink:href="https://www.amazon.co.jp/dp/B0BJZXR31C/" xlink:type="simple">https://www.amazon.co.jp/dp/B0BJZXR31C/</text:a></text:span></text:p>
          </table:table-cell>
        </table:table-row>
        <table:table-row table:style-name="ro1">
          <table:table-cell/>
          <table:table-cell office:value-type="string" calcext:value-type="string">
            <text:p>tps63000mod</text:p>
          </table:table-cell>
          <table:table-cell office:value-type="string" calcext:value-type="string">
            <text:p>-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strawberry Linux</text:p>
          </table:table-cell>
          <table:table-cell office:value-type="string" calcext:value-type="string">
            <text:p><text:a xlink:href="https://strawberry-linux.com/catalog/items?code=12055" xlink:type="simple">https://strawberry-linux.com/catalog/items?code=12055</text:a></text:p>
          </table:table-cell>
        </table:table-row>
        <table:table-row table:style-name="ro1">
          <table:table-cell/>
          <table:table-cell office:value-type="string" calcext:value-type="string">
            <text:p>バッテリー</text:p>
          </table:table-cell>
          <table:table-cell office:value-type="string" calcext:value-type="string">
            <text:p>1000mA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.jp/s?k=lithium+polymer+battery&amp;high-price=1000" xlink:type="simple">https://www.amazon.co.jp/s?k=lithium+polymer+battery&amp;high-price=1000</text:a></text:p>
          </table:table-cell>
        </table:table-row>
        <table:table-row table:style-name="ro1">
          <table:table-cell/>
          <table:table-cell office:value-type="string" calcext:value-type="string">
            <text:p>DA14531mod</text:p>
          </table:table-cell>
          <table:table-cell office:value-type="string" calcext:value-type="string">
            <text:p>-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jp/ProductDetail/Renesas-Dialog/DA14531MOD-00F0100C?qs=sGAEpiMZZMu3sxpa5v1qrmJdqHOrX0PTbGknA1QHWZI%3D" xlink:type="simple">https://www.mouser.jp/ProductDetail/Renesas-Dialog/DA14531MOD-00F0100C?qs=sGAEpiMZZMu3sxpa5v1qrmJdqHOrX0PTbGknA1QHWZI%3D</text:a></text:p>
          </table:table-cell>
        </table:table-row>
        <table:table-row table:style-name="ro2">
          <table:table-cell/>
          <table:table-cell office:value-type="string" calcext:value-type="string">
            <text:p>jlinkコネクタ</text:p>
          </table:table-cell>
          <table:table-cell office:value-type="string" calcext:value-type="string">
            <text:p>1.27 2x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s://akizukidenshi.com/catalog/g/g113800/" xlink:type="simple">https://akizukidenshi.com/catalog/g/g113800/</text:a></text:p>
          </table:table-cell>
        </table:table-row>
        <table:table-row table:style-name="ro2">
          <table:table-cell/>
          <table:table-cell office:value-type="string" calcext:value-type="string">
            <text:p>zhコネクタ</text:p>
          </table:table-cell>
          <table:table-cell office:value-type="string" calcext:value-type="string">
            <text:p>2pin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千石</text:p>
          </table:table-cell>
          <table:table-cell office:value-type="string" calcext:value-type="string">
            <text:p><text:a xlink:href="https://www.sengoku.co.jp/mod/sgk_cart/detail.php?code=4AD7-PHL6" xlink:type="simple">https://www.sengoku.co.jp/mod/sgk_cart/detail.php?code=4AD7-PHL6</text:a></text:p>
          </table:table-cell>
        </table:table-row>
        <table:table-row table:style-name="ro1">
          <table:table-cell/>
          <table:table-cell office:value-type="string" calcext:value-type="string">
            <text:p>ペダル</text:p>
          </table:table-cell>
          <table:table-cell office:value-type="string" calcext:value-type="string">
            <text:p>-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.jp/dp/B0BK4Q7KSH/" xlink:type="simple">https://www.amazon.co.jp/dp/B0BK4Q7KSH/</text:a></text:p>
          </table:table-cell>
        </table:table-row>
        <table:table-row table:style-name="ro1">
          <table:table-cell/>
          <table:table-cell office:value-type="string" calcext:value-type="string">
            <text:p>抵抗</text:p>
          </table:table-cell>
          <table:table-cell office:value-type="string" calcext:value-type="string">
            <text:p>10k 160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s://akizukidenshi.com/catalog/g/g130355/" xlink:type="simple">https://akizukidenshi.com/catalog/g/g130355/</text:a>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作成数量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合計金額</text:p>
          </table:table-cell>
          <table:table-cell table:style-name="ce1" table:number-matrix-columns-spanned="1" table:number-matrix-rows-spanned="1" table:formula="of:=SUM(IFERROR(ROUNDUP([.C16] / [.E3:.E20]; 0) * [.E3:.E20]; 0) * [.D3:.D20] + [.F3:.F20])" office:value-type="currency" office:currency="JPY" office:value="41692" calcext:value-type="currency">
            <text:p>￥41,69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1つあたりの原料費</text:p>
          </table:table-cell>
          <table:table-cell table:style-name="ce1" table:formula="of:=[.C17]/[.C16]" office:value-type="currency" office:currency="JPY" office:value="4169.2" calcext:value-type="currency">
            <text:p>￥4,16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03:22:33.705576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3T16:33:19.785378610</meta:creation-date>
    <dc:date>2025-05-24T03:23:37.405710094</dc:date>
    <meta:editing-duration>PT27M11S</meta:editing-duration>
    <meta:editing-cycles>4</meta:editing-cycles>
    <meta:generator>LibreOffice/25.2.2.2$Linux_X86_64 LibreOffice_project/520$Build-2</meta:generator>
    <meta:document-statistic meta:table-count="1" meta:cell-count="69" meta:object-count="0"/>
  </office:meta>
</office:document-meta>
</file>